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mbria" style:font-family-asian="Cambria" style:font-family-complex="Cambria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40004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8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8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9b00d3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9b00d3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80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8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800000"/>
    </style:style>
    <style:style style:name="T2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8000"/>
    </style:style>
    <style:style style:name="T2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800000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2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800000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9b00d3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9b00d3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80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80"/>
    </style:style>
    <style:style style:name="T3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800000"/>
    </style:style>
    <style:style style:name="T3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8000"/>
    </style:style>
    <style:style style:name="T3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800000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4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800000"/>
    </style:style>
    <style:style style:name="T4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9b00d3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800000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9b00d3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80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8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left" fo:margin-left="144.00pt" fo:text-indent="0.00pt" fo:margin-bottom="10.00pt"/>
    </style:style>
    <text:list-style style:name="L3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left="18.00pt" fo:text-indent="0.00pt" fo:margin-bottom="10.00pt"/>
    </style:style>
    <style:style style:name="P6" style:family="paragraph">
      <style:paragraph-properties fo:line-height="100.00%" fo:text-align="left" fo:margin-left="18.00pt" fo:text-indent="0.00pt" fo:margin-bottom="10.00pt"/>
    </style:style>
    <text:list-style style:name="L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left="18.00pt" fo:text-indent="0.00pt" fo:margin-bottom="10.00pt"/>
    </style:style>
    <style:style style:name="P9" style:family="paragraph">
      <style:paragraph-properties fo:line-height="100.00%" fo:text-align="left" fo:margin-left="18.00pt" fo:text-indent="0.00pt" fo:margin-bottom="10.00pt"/>
    </style:style>
    <style:style style:name="P10" style:family="paragraph">
      <style:paragraph-properties fo:line-height="100.00%" fo:text-align="left" fo:margin-bottom="10.00p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justify" fo:margin-bottom="10.00pt"/>
    </style:style>
    <style:style style:name="P12" style:family="paragraph">
      <style:paragraph-properties fo:line-height="100.00%" fo:text-align="justify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00.00%" fo:text-align="justify" fo:margin-bottom="10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justify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nali Sawant </text:span></text:p>
      <text:p text:style-name="P2"><text:span text:style-name="T2">CAMUNDA ASSIGNMENT</text:span></text:p>
      <text:p text:style-name="P2"><text:span text:style-name="T3"/></text:p>
      <text:list text:style-name="L3">
        <text:list-item>
          <text:p text:style-name="P3"><text:span text:style-name="T4">WhatsApp Message Sending Process:<text:s/></text:span><text:span text:style-name="T5"/></text:p>
        </text:list-item>
      </text:list>
      <text:p text:style-name="P4"><text:span text:style-name="T5"/></text:p>
      <text:p text:style-name="P5"><text:span text:style-name="T6">Camunda design link</text:span><text:span text:style-name="T7"/></text:p>
      <text:p text:style-name="P6"><text:a xlink:href="https://modeler.cloud.camunda.io/share/bef1e2f9-98a7-4072-bc78-4646bfdc609b"><text:span text:style-name="T8">https://modeler.cloud.camunda.io/share/bef1e2f9-98a7-4072-bc78-4646bfdc609b</text:span></text:a><text:span text:style-name="T9"/></text:p>
      <text:p text:style-name="P6"><text:span text:style-name="T10">INPUT:</text:span><text:span text:style-name="T11"/></text:p>
      <text:list text:style-name="L7">
        <text:list-item>
          <text:p text:style-name="P7"><text:span text:style-name="T11">You start by deciding to send a message.</text:span></text:p>
        </text:list-item>
        <text:list-item>
          <text:p text:style-name="P7"><text:span text:style-name="T11">You compose your message.</text:span></text:p>
        </text:list-item>
        <text:list-item>
          <text:p text:style-name="P7"><text:span text:style-name="T11">When you hit 'Send', your phone tries to deliver the message.</text:span></text:p>
        </text:list-item>
        <text:list-item>
          <text:p text:style-name="P7"><text:span text:style-name="T11">If the message sends successfully, great - you're done!</text:span></text:p>
        </text:list-item>
        <text:list-item>
          <text:p text:style-name="P7"><text:span text:style-name="T11">If the message fails to send (maybe because you don't have an internet connection), you're informed about the failure and can choose to try again.</text:span></text:p>
        </text:list-item>
      </text:list>
      <text:p text:style-name="P8"><text:span text:style-name="T12">OUTPUT:</text:span><text:span text:style-name="T13"/></text:p>
      <text:p text:style-name="P9"><text:span text:style-name="T14">Design process is deployed successfully:</text:span><text:span text:style-name="T15"/></text:p>
      <text:p text:style-name="P10"><draw:frame text:anchor-type="as-char" svg:width="152.40mm" svg:height="80.17mm" style:rel-width="scale" style:rel-height="scale"><draw:object-ole xlink:href="OleObj1"/><draw:image xlink:href="ObjectReplacements/OleObj1"/></draw:frame><text:span text:style-name="T16"/></text:p>
      <text:p text:style-name="P10"><text:span text:style-name="T17">Design process is run successfully:</text:span></text:p>
      <text:p text:style-name="P10"><draw:frame text:anchor-type="as-char" svg:width="152.40mm" svg:height="79.64mm" style:rel-width="scale" style:rel-height="scale"><draw:object-ole xlink:href="OleObj2"/><draw:image xlink:href="ObjectReplacements/OleObj2"/></draw:frame><text:span text:style-name="T18"/></text:p>
      <text:p text:style-name="P10"><text:span text:style-name="T18"/></text:p>
      <text:p text:style-name="P10"><text:span text:style-name="T19">2.<text:s text:c="3"/></text:span><text:span text:style-name="T20">Facebook Post Creation Process:</text:span></text:p>
      <text:p text:style-name="P10"><text:span text:style-name="T20"/></text:p>
      <text:p text:style-name="P10"><text:span text:style-name="T21">Camunda design link</text:span><text:span text:style-name="T22"/></text:p>
      <text:p text:style-name="P10"><text:a xlink:href="https://modeler.cloud.camunda.io/share/a94415b7-c197-4512-9b19-0c96fe0d6730"><text:span text:style-name="T23">https://modeler.cloud.camunda.io/share/a94415b7-c197-4512-9b19-0c96fe0d6730</text:span></text:a><text:span text:style-name="T24"/></text:p>
      <text:p text:style-name="P10"><text:span text:style-name="T25"/></text:p>
      <text:p text:style-name="P10"><text:span text:style-name="T26">INPUT:</text:span><text:span text:style-name="T27"/></text:p>
      <text:list text:style-name="L11">
        <text:list-item>
          <text:p text:style-name="P11"><text:span text:style-name="T27">The process begins when you decide to create a Facebook post.</text:span></text:p>
        </text:list-item>
        <text:list-item>
          <text:p text:style-name="P11"><text:span text:style-name="T27">You write your post and hit 'Post'.</text:span></text:p>
        </text:list-item>
        <text:list-item>
          <text:p text:style-name="P11"><text:span text:style-name="T27">Facebook then checks whether your post is in line with their rules (they call these 'community standards').</text:span></text:p>
        </text:list-item>
        <text:list-item>
          <text:p text:style-name="P11"><text:span text:style-name="T27">If your post doesn't meet these standards, you get a message telling you so, and you can't post it.</text:span></text:p>
        </text:list-item>
        <text:list-item>
          <text:p text:style-name="P11"><text:span text:style-name="T27">If your post does meet the standards, it gets posted on your timeline for your friends to see.</text:span></text:p>
        </text:list-item>
      </text:list>
      <text:p text:style-name="P12"><text:span text:style-name="T27"/></text:p>
      <text:p text:style-name="P13"><text:span text:style-name="T28">OUTPUT:</text:span><text:span text:style-name="T29"/></text:p>
      <text:p text:style-name="P13"><text:span text:style-name="T30">Design process is deployed successfully:</text:span><text:span text:style-name="T31"/></text:p>
      <text:p text:style-name="P13"><draw:frame text:anchor-type="as-char" svg:width="152.40mm" svg:height="85.46mm" style:rel-width="scale" style:rel-height="scale"><draw:object-ole xlink:href="OleObj3"/><draw:image xlink:href="ObjectReplacements/OleObj3"/></draw:frame><text:span text:style-name="T31"/></text:p>
      <text:p text:style-name="P13"><text:span text:style-name="T32"/></text:p>
      <text:p text:style-name="P14"><text:span text:style-name="T33">Design process is run successfully:</text:span><text:span text:style-name="T34"/></text:p>
      <text:p text:style-name="P14"><draw:frame text:anchor-type="as-char" svg:width="152.40mm" svg:height="79.38mm" style:rel-width="scale" style:rel-height="scale"><draw:object-ole xlink:href="OleObj4"/><draw:image xlink:href="ObjectReplacements/OleObj4"/></draw:frame><text:span text:style-name="T34"/></text:p>
      <text:p text:style-name="P14"><text:span text:style-name="T35"/></text:p>
      <text:p text:style-name="P14"><text:span text:style-name="T36">3.<text:s text:c="4"/></text:span><text:span text:style-name="T37">Gmail Email Sending Process:</text:span></text:p>
      <text:p text:style-name="P14"><text:span text:style-name="T37"/></text:p>
      <text:p text:style-name="P14"><text:span text:style-name="T38">Camunda design link</text:span><text:span text:style-name="T39"/></text:p>
      <text:p text:style-name="P14"><text:a xlink:href="https://modeler.cloud.camunda.io/share/75333608-84b6-4707-aae0-637c57f41e36"><text:span text:style-name="T40">https://modeler.cloud.camunda.io/share/75333608-84b6-4707-aae0-637c57f41e36</text:span></text:a><text:span text:style-name="T41"/></text:p>
      <text:p text:style-name="P14"><text:span text:style-name="T42"/></text:p>
      <text:p text:style-name="P14"><text:span text:style-name="T43">INPUT:</text:span><text:span text:style-name="T44"/></text:p>
      <text:list text:style-name="L15">
        <text:list-item>
          <text:p text:style-name="P15"><text:span text:style-name="T45">You decide to send an email, so you compose it.</text:span></text:p>
        </text:list-item>
        <text:list-item>
          <text:p text:style-name="P15"><text:span text:style-name="T45">You hit 'Send'.</text:span></text:p>
        </text:list-item>
        <text:list-item>
          <text:p text:style-name="P15"><text:span text:style-name="T45">If your email sends successfully, you're all done.</text:span></text:p>
        </text:list-item>
        <text:list-item>
          <text:p text:style-name="P15"><text:span text:style-name="T45">If it fails to send (maybe because you're not connected to the internet), you'll be informed and can choose to try sending it again or save it as a draft to send later.</text:span></text:p>
        </text:list-item>
      </text:list>
      <text:p text:style-name="P16"><text:span text:style-name="T46"/></text:p>
      <text:p text:style-name="P16"><text:span text:style-name="T46">OUTPUT:</text:span><text:span text:style-name="T47"/></text:p>
      <text:p text:style-name="P16"><text:span text:style-name="T48">Design process is deployed successfully:</text:span><text:span text:style-name="T49"/></text:p>
      <text:p text:style-name="P16"><text:span text:style-name="T50"/></text:p>
      <text:p text:style-name="P17"><draw:frame text:anchor-type="as-char" svg:width="152.40mm" svg:height="85.46mm" style:rel-width="scale" style:rel-height="scale"><draw:object-ole xlink:href="OleObj5"/><draw:image xlink:href="ObjectReplacements/OleObj5"/></draw:frame><text:span text:style-name="T51">Design process is run successfully:</text:span><text:span text:style-name="T52"/></text:p>
      <text:p text:style-name="P18"><draw:frame text:anchor-type="as-char" svg:width="152.40mm" svg:height="87.05mm" style:rel-width="scale" style:rel-height="scale"><draw:object-ole xlink:href="OleObj6"/><draw:image xlink:href="ObjectReplacements/OleObj6"/></draw:frame><text:span text:style-name="T52"/></text:p>
      <text:p text:style-name="P19"><text:span text:style-name="T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